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0e68c" draw:opacity="99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90ee90" draw:opacity="99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fc0cb" draw:opacity="99%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0e68c" draw:opacity="99%"/>
    </style:style>
    <style:style style:name="P3" style:family="paragraph">
      <loext:graphic-properties draw:fill="solid" draw:fill-color="#90ee90" draw:opacity="99%"/>
    </style:style>
    <style:style style:name="P4" style:family="paragraph">
      <loext:graphic-properties draw:fill="solid" draw:fill-color="#ffc0cb" draw:opacity="99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23pt" style:font-size-asian="23pt" style:font-size-complex="23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8pt" style:font-size-asian="18pt" style:font-name-complex="TimesNewRoman1" style:font-size-complex="18pt"/>
    </style:style>
    <style:style style:name="T3" style:family="text">
      <style:text-properties fo:color="#000000" style:font-name="TimesNewRoman1" fo:font-size="23pt" style:font-size-asian="23pt" style:font-name-complex="TimesNewRoman1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9cm" svg:height="9.387cm" svg:x="2.172cm" svg:y="0.254cm" svg:viewBox="0 0 12600 9388" draw:points="0,9388 12600,9388 12600,0 0,0">
          <text:p/>
        </draw:polygon>
        <draw:polygon draw:style-name="gr2" draw:text-style-name="P2" draw:layer="layout" svg:width="0.701cm" svg:height="5.364cm" svg:x="2.745cm" svg:y="4.277cm" svg:viewBox="0 0 702 5365" draw:points="0,5365 702,5365 702,0 0,0">
          <text:p/>
        </draw:polygon>
        <draw:polygon draw:style-name="gr2" draw:text-style-name="P2" draw:layer="layout" svg:width="0.702cm" svg:height="7.263cm" svg:x="5.861cm" svg:y="2.378cm" svg:viewBox="0 0 703 7264" draw:points="0,7264 703,7264 703,0 0,0">
          <text:p/>
        </draw:polygon>
        <draw:polygon draw:style-name="gr2" draw:text-style-name="P2" draw:layer="layout" svg:width="0.701cm" svg:height="6.866cm" svg:x="8.978cm" svg:y="2.775cm" svg:viewBox="0 0 702 6867" draw:points="0,6867 702,6867 702,0 0,0">
          <text:p/>
        </draw:polygon>
        <draw:polygon draw:style-name="gr2" draw:text-style-name="P2" draw:layer="layout" svg:width="0.702cm" svg:height="8.098cm" svg:x="12.094cm" svg:y="1.543cm" svg:viewBox="0 0 703 8099" draw:points="0,8099 703,8099 703,0 0,0">
          <text:p/>
        </draw:polygon>
        <draw:polygon draw:style-name="gr3" draw:text-style-name="P3" draw:layer="layout" svg:width="0.701cm" svg:height="6.337cm" svg:x="3.446cm" svg:y="3.304cm" svg:viewBox="0 0 702 6338" draw:points="0,6338 702,6338 702,0 0,0">
          <text:p/>
        </draw:polygon>
        <draw:polygon draw:style-name="gr3" draw:text-style-name="P3" draw:layer="layout" svg:width="0.701cm" svg:height="8.176cm" svg:x="6.563cm" svg:y="1.465cm" svg:viewBox="0 0 702 8177" draw:points="0,8177 702,8177 702,0 0,0">
          <text:p/>
        </draw:polygon>
        <draw:polygon draw:style-name="gr3" draw:text-style-name="P3" draw:layer="layout" svg:width="0.701cm" svg:height="7.663cm" svg:x="9.679cm" svg:y="1.978cm" svg:viewBox="0 0 702 7664" draw:points="0,7664 702,7664 702,0 0,0">
          <text:p/>
        </draw:polygon>
        <draw:polygon draw:style-name="gr3" draw:text-style-name="P3" draw:layer="layout" svg:width="0.701cm" svg:height="8.94cm" svg:x="12.796cm" svg:y="0.701cm" svg:viewBox="0 0 702 8941" draw:points="0,8941 702,8941 702,0 0,0">
          <text:p/>
        </draw:polygon>
        <draw:polygon draw:style-name="gr4" draw:text-style-name="P4" draw:layer="layout" svg:width="0.702cm" svg:height="5.937cm" svg:x="4.147cm" svg:y="3.704cm" svg:viewBox="0 0 703 5938" draw:points="0,5938 703,5938 703,0 0,0">
          <text:p/>
        </draw:polygon>
        <draw:polygon draw:style-name="gr4" draw:text-style-name="P4" draw:layer="layout" svg:width="0.701cm" svg:height="8.375cm" svg:x="7.264cm" svg:y="1.266cm" svg:viewBox="0 0 702 8376" draw:points="0,8376 702,8376 702,0 0,0">
          <text:p/>
        </draw:polygon>
        <draw:polygon draw:style-name="gr4" draw:text-style-name="P4" draw:layer="layout" svg:width="0.702cm" svg:height="6.477cm" svg:x="10.38cm" svg:y="3.164cm" svg:viewBox="0 0 703 6478" draw:points="0,6478 703,6478 703,0 0,0">
          <text:p/>
        </draw:polygon>
        <draw:polygon draw:style-name="gr4" draw:text-style-name="P4" draw:layer="layout" svg:width="0.701cm" svg:height="8.311cm" svg:x="13.497cm" svg:y="1.33cm" svg:viewBox="0 0 702 8312" draw:points="0,8312 702,8312 702,0 0,0">
          <text:p/>
        </draw:polygon>
        <draw:polygon draw:style-name="gr5" draw:text-style-name="P5" draw:layer="layout" svg:width="0cm" svg:height="0.123cm" svg:x="3.797cm" svg:y="9.641cm" svg:viewBox="0 0 0 124" draw:points="0,0 0,124">
          <text:p/>
        </draw:polygon>
        <draw:line draw:style-name="gr6" draw:text-style-name="P6" draw:layer="layout" svg:x1="3.797cm" svg:y1="9.641cm" svg:x2="3.797cm" svg:y2="9.765cm">
          <text:p/>
        </draw:line>
        <draw:polygon draw:style-name="gr5" draw:text-style-name="P5" draw:layer="layout" svg:width="0cm" svg:height="0.123cm" svg:x="6.913cm" svg:y="9.641cm" svg:viewBox="0 0 0 124" draw:points="0,0 0,124">
          <text:p/>
        </draw:polygon>
        <draw:line draw:style-name="gr6" draw:text-style-name="P6" draw:layer="layout" svg:x1="6.913cm" svg:y1="9.641cm" svg:x2="6.913cm" svg:y2="9.765cm">
          <text:p/>
        </draw:line>
        <draw:frame draw:style-name="gr7" draw:text-style-name="P8" draw:layer="layout" svg:width="1.661cm" svg:height="0.628cm" svg:x="2.966cm" svg:y="9.778cm">
          <draw:text-box>
            <text:p text:style-name="P7"><text:span text:style-name="T1">Factual</text:span></text:p>
          </draw:text-box>
        </draw:frame>
        <draw:polygon draw:style-name="gr5" draw:text-style-name="P5" draw:layer="layout" svg:width="0cm" svg:height="0.123cm" svg:x="10.03cm" svg:y="9.641cm" svg:viewBox="0 0 0 124" draw:points="0,0 0,124">
          <text:p/>
        </draw:polygon>
        <draw:line draw:style-name="gr6" draw:text-style-name="P6" draw:layer="layout" svg:x1="10.03cm" svg:y1="9.641cm" svg:x2="10.03cm" svg:y2="9.765cm">
          <text:p/>
        </draw:line>
        <draw:polygon draw:style-name="gr5" draw:text-style-name="P5" draw:layer="layout" svg:width="0cm" svg:height="0.123cm" svg:x="13.146cm" svg:y="9.641cm" svg:viewBox="0 0 0 124" draw:points="0,0 0,124">
          <text:p/>
        </draw:polygon>
        <draw:line draw:style-name="gr6" draw:text-style-name="P6" draw:layer="layout" svg:x1="13.146cm" svg:y1="9.641cm" svg:x2="13.146cm" svg:y2="9.765cm">
          <text:p/>
        </draw:line>
        <draw:frame draw:style-name="gr7" draw:text-style-name="P8" draw:layer="layout" svg:width="5.755cm" svg:height="0.628cm" svg:x="5.768cm" svg:y="9.778cm">
          <draw:text-box>
            <text:p text:style-name="P7"><text:span text:style-name="T1">Linguistic Commonsense</text:span></text:p>
          </draw:text-box>
        </draw:frame>
        <draw:polygon draw:style-name="gr5" draw:text-style-name="P5" draw:layer="layout" svg:width="0.122cm" svg:height="0cm" svg:x="2.049cm" svg:y="9.641cm" svg:viewBox="0 0 123 0" draw:points="123,0 0,0">
          <text:p/>
        </draw:polygon>
        <draw:line draw:style-name="gr6" draw:text-style-name="P6" draw:layer="layout" svg:x1="2.172cm" svg:y1="9.641cm" svg:x2="2.049cm" svg:y2="9.641cm">
          <text:p/>
        </draw:line>
        <draw:frame draw:style-name="gr7" draw:text-style-name="P8" draw:layer="layout" svg:width="1.005cm" svg:height="0.628cm" svg:x="12.645cm" svg:y="9.778cm">
          <draw:text-box>
            <text:p text:style-name="P7"><text:span text:style-name="T1">Bias</text:span></text:p>
          </draw:text-box>
        </draw:frame>
        <draw:polygon draw:style-name="gr5" draw:text-style-name="P5" draw:layer="layout" svg:width="0.122cm" svg:height="0cm" svg:x="2.049cm" svg:y="7.673cm" svg:viewBox="0 0 123 0" draw:points="123,0 0,0">
          <text:p/>
        </draw:polygon>
        <draw:line draw:style-name="gr6" draw:text-style-name="P6" draw:layer="layout" svg:x1="2.172cm" svg:y1="7.673cm" svg:x2="2.049cm" svg:y2="7.673cm">
          <text:p/>
        </draw:line>
        <draw:frame draw:style-name="gr8" draw:text-style-name="P9" draw:layer="layout" svg:width="0.798cm" svg:height="0.704cm" svg:x="1.132cm" svg:y="9.297cm">
          <draw:text-box>
            <text:p text:style-name="P7"><text:span text:style-name="T2">0.0</text:span></text:p>
          </draw:text-box>
        </draw:frame>
        <draw:polygon draw:style-name="gr5" draw:text-style-name="P5" draw:layer="layout" svg:width="0.122cm" svg:height="0cm" svg:x="2.049cm" svg:y="5.705cm" svg:viewBox="0 0 123 0" draw:points="123,0 0,0">
          <text:p/>
        </draw:polygon>
        <draw:line draw:style-name="gr6" draw:text-style-name="P6" draw:layer="layout" svg:x1="2.172cm" svg:y1="5.705cm" svg:x2="2.049cm" svg:y2="5.705cm">
          <text:p/>
        </draw:line>
        <draw:frame draw:style-name="gr8" draw:text-style-name="P9" draw:layer="layout" svg:width="0.798cm" svg:height="0.704cm" svg:x="1.132cm" svg:y="7.328cm">
          <draw:text-box>
            <text:p text:style-name="P7"><text:span text:style-name="T2">0.2</text:span></text:p>
          </draw:text-box>
        </draw:frame>
        <draw:polygon draw:style-name="gr5" draw:text-style-name="P5" draw:layer="layout" svg:width="0.122cm" svg:height="0cm" svg:x="2.049cm" svg:y="3.737cm" svg:viewBox="0 0 123 0" draw:points="123,0 0,0">
          <text:p/>
        </draw:polygon>
        <draw:line draw:style-name="gr6" draw:text-style-name="P6" draw:layer="layout" svg:x1="2.172cm" svg:y1="3.737cm" svg:x2="2.049cm" svg:y2="3.737cm">
          <text:p/>
        </draw:line>
        <draw:frame draw:style-name="gr8" draw:text-style-name="P9" draw:layer="layout" svg:width="0.798cm" svg:height="0.704cm" svg:x="1.132cm" svg:y="5.36cm">
          <draw:text-box>
            <text:p text:style-name="P7"><text:span text:style-name="T2">0.4</text:span></text:p>
          </draw:text-box>
        </draw:frame>
        <draw:polygon draw:style-name="gr5" draw:text-style-name="P5" draw:layer="layout" svg:width="0.122cm" svg:height="0cm" svg:x="2.049cm" svg:y="1.769cm" svg:viewBox="0 0 123 0" draw:points="123,0 0,0">
          <text:p/>
        </draw:polygon>
        <draw:line draw:style-name="gr6" draw:text-style-name="P6" draw:layer="layout" svg:x1="2.172cm" svg:y1="1.769cm" svg:x2="2.049cm" svg:y2="1.769cm">
          <text:p/>
        </draw:line>
        <draw:frame draw:style-name="gr8" draw:text-style-name="P9" draw:layer="layout" svg:width="0.798cm" svg:height="0.704cm" svg:x="1.132cm" svg:y="3.392cm">
          <draw:text-box>
            <text:p text:style-name="P7"><text:span text:style-name="T2">0.6</text:span></text:p>
          </draw:text-box>
        </draw:frame>
        <draw:frame draw:style-name="gr8" draw:text-style-name="P9" draw:layer="layout" svg:width="0.798cm" svg:height="0.704cm" svg:x="1.132cm" svg:y="1.424cm">
          <draw:text-box>
            <text:p text:style-name="P7"><text:span text:style-name="T2">0.8</text:span></text:p>
          </draw:text-box>
        </draw:frame>
        <draw:line draw:style-name="gr9" draw:text-style-name="P6" draw:layer="layout" svg:x1="2.172cm" svg:y1="9.641cm" svg:x2="2.172cm" svg:y2="0.254cm">
          <text:p/>
        </draw:line>
        <draw:line draw:style-name="gr9" draw:text-style-name="P6" draw:layer="layout" svg:x1="14.771cm" svg:y1="9.641cm" svg:x2="14.771cm" svg:y2="0.254cm">
          <text:p/>
        </draw:line>
        <draw:line draw:style-name="gr9" draw:text-style-name="P6" draw:layer="layout" svg:x1="2.172cm" svg:y1="9.641cm" svg:x2="14.771cm" svg:y2="9.641cm">
          <text:p/>
        </draw:line>
        <draw:line draw:style-name="gr9" draw:text-style-name="P6" draw:layer="layout" svg:x1="2.172cm" svg:y1="0.254cm" svg:x2="14.771cm" svg:y2="0.254cm">
          <text:p/>
        </draw:line>
        <draw:polygon draw:style-name="gr2" draw:text-style-name="P2" draw:layer="layout" svg:width="1.129cm" svg:height="0.396cm" svg:x="2.308cm" svg:y="10.964cm" svg:viewBox="0 0 1130 397" draw:points="0,397 1130,397 1130,0 0,0">
          <text:p/>
        </draw:polygon>
        <draw:frame draw:style-name="gr10" draw:text-style-name="P10" draw:layer="layout" svg:width="3.973cm" svg:height="0.903cm" draw:transform="rotate (1.5707963267949) translate (0.094cm 6.931cm)">
          <draw:text-box>
            <text:p text:style-name="P7"><text:span text:style-name="T3">Faithfulness</text:span></text:p>
          </draw:text-box>
        </draw:frame>
        <draw:polygon draw:style-name="gr3" draw:text-style-name="P3" draw:layer="layout" svg:width="1.129cm" svg:height="0.396cm" svg:x="6.594cm" svg:y="10.964cm" svg:viewBox="0 0 1130 397" draw:points="0,397 1130,397 1130,0 0,0">
          <text:p/>
        </draw:polygon>
        <draw:frame draw:style-name="gr7" draw:text-style-name="P8" draw:layer="layout" svg:width="1.975cm" svg:height="0.628cm" svg:x="3.689cm" svg:y="10.857cm">
          <draw:text-box>
            <text:p text:style-name="P7"><text:span text:style-name="T1">GPT2-xl</text:span></text:p>
          </draw:text-box>
        </draw:frame>
        <draw:polygon draw:style-name="gr4" draw:text-style-name="P4" draw:layer="layout" svg:width="1.129cm" svg:height="0.396cm" svg:x="10.326cm" svg:y="10.964cm" svg:viewBox="0 0 1130 397" draw:points="0,397 1130,397 1130,0 0,0">
          <text:p/>
        </draw:polygon>
        <draw:frame draw:style-name="gr7" draw:text-style-name="P8" draw:layer="layout" svg:width="1.471cm" svg:height="0.628cm" svg:x="7.975cm" svg:y="10.857cm">
          <draw:text-box>
            <text:p text:style-name="P7"><text:span text:style-name="T1">GPT-J</text:span></text:p>
          </draw:text-box>
        </draw:frame>
        <draw:frame draw:style-name="gr7" draw:text-style-name="P8" draw:layer="layout" svg:width="2.724cm" svg:height="0.628cm" svg:x="11.707cm" svg:y="10.857cm">
          <draw:text-box>
            <text:p text:style-name="P7"><text:span text:style-name="T1">LLaMa-1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14cm" fo:page-height="11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7:40:11.546354839</dc:date>
    <meta:editing-duration>PT34S</meta:editing-duration>
    <meta:editing-cycles>1</meta:editing-cycles>
    <meta:document-statistic meta:object-count="50"/>
    <meta:generator>LibreOffice/6.4.7.2$Linux_X86_64 LibreOffice_project/40$Build-2</meta:generator>
  </office:meta>
</office:document-meta>
</file>